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2pt" officeooo:paragraph-rsid="000b59f4" style:font-size-asian="12pt" style:font-size-complex="12pt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paragraph-rsid="000b59f4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b59f4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f40f2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1d9ac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4f2be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6e978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a601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d911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fce5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3ee66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0b59f4" officeooo:paragraph-rsid="000b59f4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4f2be" officeooo:paragraph-rsid="0014f2be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88fda" officeooo:paragraph-rsid="00188fda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b48ea" officeooo:paragraph-rsid="0023ee66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b59f4" style:font-size-asian="12pt" style:font-name-complex="Arial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d8d30" style:font-size-asian="12pt" style:font-name-complex="Arial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3ee66" style:font-size-asian="12pt" style:font-name-complex="Arial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f40f2" style:font-size-asian="12pt" style:font-name-complex="Arial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4f2be" style:font-size-asian="12pt" style:font-name-complex="Arial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88fda" officeooo:paragraph-rsid="0019a076" style:font-size-asian="12pt" style:font-name-complex="Arial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88fda" officeooo:paragraph-rsid="00188fda" style:font-size-asian="12pt" style:font-name-complex="Arial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0b59f4" officeooo:paragraph-rsid="000b59f4" style:font-size-asian="12pt" style:font-name-complex="Arial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4f2be" officeooo:paragraph-rsid="0014f2be" style:font-size-asian="12pt" style:font-name-complex="Arial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0b59f4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14f2be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1f2d23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23ee66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14f2be" style:font-size-asian="12pt" style:font-weight-asian="bold" style:font-name-complex="Arial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1d911b" style:font-size-asian="12pt" style:font-weight-asian="bold" style:font-name-complex="Arial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23ee66" style:font-size-asian="12pt" style:font-weight-asian="bold" style:font-name-complex="Arial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0b59f4" style:font-size-asian="12pt" style:font-weight-asian="bold" style:font-name-complex="Arial" style:font-size-complex="12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1fce50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0d8d30" officeooo:paragraph-rsid="000d8d30" style:font-size-asian="12pt" style:font-weight-asian="bold" style:font-name-complex="Arial" style:font-size-complex="12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07a79" officeooo:paragraph-rsid="00107a79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rsid="00107a79" officeooo:paragraph-rsid="00107a79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rsid="00107a79" officeooo:paragraph-rsid="0026449e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6e978" officeooo:paragraph-rsid="0016e978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6e978" officeooo:paragraph-rsid="001a6010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6e978" officeooo:paragraph-rsid="001d0fb6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rsid="000b59f4" officeooo:paragraph-rsid="000b59f4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0b59f4" officeooo:paragraph-rsid="000b59f4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26449e" officeooo:paragraph-rsid="0026449e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paragraph-rsid="00226b4c" style:font-size-asian="12pt" style:font-weight-asian="normal" style:font-name-complex="Arial" style:font-size-complex="12pt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paragraph-rsid="001a6010" style:font-size-asian="12pt" style:font-weight-asian="normal" style:font-name-complex="Arial" style:font-size-complex="12pt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paragraph-rsid="00280e7e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paragraph-rsid="0014f2be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paragraph-rsid="001a6010" style:font-size-asian="12pt" style:font-weight-asian="normal" style:font-name-complex="Arial" style:font-size-complex="12pt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paragraph-rsid="001d911b" style:font-size-asian="12pt" style:font-weight-asian="normal" style:font-name-complex="Arial" style:font-size-complex="12pt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rsid="0016e978" officeooo:paragraph-rsid="00172002" style:font-size-asian="12pt" style:font-weight-asian="normal" style:font-name-complex="Arial" style:font-size-complex="12pt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rsid="0016e978" officeooo:paragraph-rsid="0016e978" style:font-size-asian="12pt" style:font-weight-asian="normal" style:font-name-complex="Arial" style:font-size-complex="12pt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rsid="0016e978" officeooo:paragraph-rsid="001a6010" style:font-size-asian="12pt" style:font-weight-asian="normal" style:font-name-complex="Arial" style:font-size-complex="12pt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rsid="00107a79" officeooo:paragraph-rsid="00107a79" style:font-size-asian="12pt" style:font-weight-asian="normal" style:font-name-complex="Arial" style:font-size-complex="12pt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rsid="00107a79" officeooo:paragraph-rsid="0016e978" style:font-size-asian="12pt" style:font-weight-asian="normal" style:font-name-complex="Arial" style:font-size-complex="12pt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rsid="001d911b" officeooo:paragraph-rsid="001d911b" style:font-size-asian="12pt" style:font-weight-asian="normal" style:font-name-complex="Arial" style:font-size-complex="12pt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rsid="001a6010" officeooo:paragraph-rsid="001dc4b5" style:font-size-asian="12pt" style:font-weight-asian="normal" style:font-name-complex="Arial" style:font-size-complex="12pt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rsid="001a6010" officeooo:paragraph-rsid="0023ee66" style:font-size-asian="12pt" style:font-weight-asian="normal" style:font-name-complex="Arial" style:font-size-complex="12pt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rsid="00280e7e" officeooo:paragraph-rsid="00280e7e" style:font-size-asian="12pt" style:font-weight-asian="normal" style:font-name-complex="Arial" style:font-size-complex="12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rsid="00280e7e" officeooo:paragraph-rsid="00286768" style:font-size-asian="12pt" style:font-weight-asian="normal" style:font-name-complex="Arial" style:font-size-complex="12pt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rsid="00286768" officeooo:paragraph-rsid="00286768" style:font-size-asian="12pt" style:font-weight-asian="normal" style:font-name-complex="Arial" style:font-size-complex="12pt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Arial" fo:font-size="12pt" fo:font-weight="bold" officeooo:paragraph-rsid="001f2d23" style:font-size-asian="12pt" style:font-weight-asian="bold" style:font-name-complex="Arial" style:font-size-complex="12pt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Arial" fo:font-size="12pt" fo:font-weight="bold" officeooo:rsid="000b59f4" officeooo:paragraph-rsid="0026449e" style:font-size-asian="12pt" style:font-weight-asian="bold" style:font-name-complex="Arial" style:font-size-complex="12pt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rsid="0016e978" officeooo:paragraph-rsid="0019cf37" style:font-size-asian="12pt" style:font-weight-asian="normal" style:font-name-complex="Arial" style:font-size-complex="12pt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rsid="0016e978" officeooo:paragraph-rsid="0026449e" style:font-size-asian="12pt" style:font-weight-asian="normal" style:font-name-complex="Arial" style:font-size-complex="12pt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29a13f" style:font-size-asian="12pt" style:font-weight-asian="bold" style:font-name-complex="Arial" style:font-size-complex="12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3ee66" style:font-size-asian="12pt" style:font-size-complex="12pt"/>
    </style:style>
    <style:style style:name="P75" style:family="paragraph">
      <loext:graphic-properties draw:fill="solid" draw:fill-color="#ffffff"/>
      <style:paragraph-properties style:writing-mode="lr-tb"/>
    </style:style>
    <style:style style:name="P76" style:family="paragraph">
      <loext:graphic-properties draw:fill="solid" draw:fill-color="#ffffff"/>
      <style:paragraph-properties style:writing-mode="lr-tb"/>
      <style:text-properties fo:font-size="12pt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bold" officeooo:rsid="001a6010" style:font-weight-asian="bold" style:font-name-complex="Arial" style:font-weight-complex="bold"/>
    </style:style>
    <style:style style:name="T3" style:family="text">
      <style:text-properties style:font-name="Arial" fo:font-weight="bold" officeooo:rsid="0011d9ac" style:font-weight-asian="bold" style:font-name-complex="Ari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911b" style:font-weight-asian="normal" style:font-weight-complex="normal"/>
    </style:style>
    <style:style style:name="T6" style:family="text">
      <style:text-properties fo:font-weight="normal" style:font-weight-asian="normal" style:font-name-complex="Arial" style:font-weight-complex="normal"/>
    </style:style>
    <style:style style:name="T7" style:family="text">
      <style:text-properties fo:font-weight="normal" officeooo:rsid="0014f2be" style:font-weight-asian="normal" style:font-name-complex="Arial" style:font-weight-complex="normal"/>
    </style:style>
    <style:style style:name="T8" style:family="text">
      <style:text-properties fo:font-weight="normal" officeooo:rsid="0016e978" style:font-weight-asian="normal" style:font-name-complex="Arial" style:font-weight-complex="normal"/>
    </style:style>
    <style:style style:name="T9" style:family="text">
      <style:text-properties fo:font-weight="normal" officeooo:rsid="0019cf37" style:font-weight-asian="normal" style:font-name-complex="Arial" style:font-weight-complex="normal"/>
    </style:style>
    <style:style style:name="T10" style:family="text">
      <style:text-properties fo:font-weight="normal" officeooo:rsid="001a6010" style:font-weight-asian="normal" style:font-name-complex="Arial" style:font-weight-complex="normal"/>
    </style:style>
    <style:style style:name="T11" style:family="text">
      <style:text-properties fo:font-weight="normal" officeooo:rsid="001d911b" style:font-weight-asian="normal" style:font-name-complex="Arial" style:font-weight-complex="normal"/>
    </style:style>
    <style:style style:name="T12" style:family="text">
      <style:text-properties fo:font-weight="normal" officeooo:rsid="001fce50" style:font-weight-asian="normal" style:font-name-complex="Ari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9a076" style:font-weight-asian="bold" style:font-weight-complex="bold"/>
    </style:style>
    <style:style style:name="T15" style:family="text">
      <style:text-properties fo:font-weight="bold" officeooo:rsid="0019cf37" style:font-weight-asian="bold" style:font-weight-complex="bold"/>
    </style:style>
    <style:style style:name="T16" style:family="text">
      <style:text-properties fo:font-weight="bold" officeooo:rsid="001a6010" style:font-weight-asian="bold" style:font-weight-complex="bold"/>
    </style:style>
    <style:style style:name="T17" style:family="text">
      <style:text-properties fo:font-weight="bold" officeooo:rsid="00280e7e" style:font-weight-asian="bold" style:font-weight-complex="bold"/>
    </style:style>
    <style:style style:name="T18" style:family="text">
      <style:text-properties fo:font-weight="bold" officeooo:rsid="00286768" style:font-weight-asian="bold" style:font-weight-complex="bold"/>
    </style:style>
    <style:style style:name="T19" style:family="text">
      <style:text-properties fo:font-weight="bold" style:font-weight-asian="bold" style:font-name-complex="Arial" style:font-weight-complex="bold"/>
    </style:style>
    <style:style style:name="T20" style:family="text">
      <style:text-properties fo:font-weight="bold" officeooo:rsid="000b59f4" style:font-weight-asian="bold" style:font-name-complex="Arial" style:font-weight-complex="bold"/>
    </style:style>
    <style:style style:name="T21" style:family="text">
      <style:text-properties fo:font-weight="bold" officeooo:rsid="000f40f2" style:font-weight-asian="bold" style:font-name-complex="Arial" style:font-weight-complex="bold"/>
    </style:style>
    <style:style style:name="T22" style:family="text">
      <style:text-properties fo:font-weight="bold" officeooo:rsid="0011d9ac" style:font-weight-asian="bold" style:font-name-complex="Arial" style:font-weight-complex="bold"/>
    </style:style>
    <style:style style:name="T23" style:family="text">
      <style:text-properties fo:font-weight="bold" officeooo:rsid="0014f2be" style:font-weight-asian="bold" style:font-name-complex="Arial" style:font-weight-complex="bold"/>
    </style:style>
    <style:style style:name="T24" style:family="text">
      <style:text-properties fo:font-weight="bold" officeooo:rsid="0016e978" style:font-weight-asian="bold" style:font-name-complex="Arial" style:font-weight-complex="bold"/>
    </style:style>
    <style:style style:name="T25" style:family="text">
      <style:text-properties fo:font-weight="bold" officeooo:rsid="00188fda" style:font-weight-asian="bold" style:font-name-complex="Arial" style:font-weight-complex="bold"/>
    </style:style>
    <style:style style:name="T26" style:family="text">
      <style:text-properties fo:font-weight="bold" officeooo:rsid="0019a076" style:font-weight-asian="bold" style:font-name-complex="Arial" style:font-weight-complex="bold"/>
    </style:style>
    <style:style style:name="T27" style:family="text">
      <style:text-properties fo:font-weight="bold" officeooo:rsid="0019cf37" style:font-weight-asian="bold" style:font-name-complex="Arial" style:font-weight-complex="bold"/>
    </style:style>
    <style:style style:name="T28" style:family="text">
      <style:text-properties fo:font-weight="bold" officeooo:rsid="001a6010" style:font-weight-asian="bold" style:font-name-complex="Arial" style:font-weight-complex="bold"/>
    </style:style>
    <style:style style:name="T29" style:family="text">
      <style:text-properties fo:font-weight="bold" officeooo:rsid="001b48ea" style:font-weight-asian="bold" style:font-name-complex="Arial" style:font-weight-complex="bold"/>
    </style:style>
    <style:style style:name="T30" style:family="text">
      <style:text-properties fo:font-weight="bold" officeooo:rsid="001d0fb6" style:font-weight-asian="bold" style:font-name-complex="Arial" style:font-weight-complex="bold"/>
    </style:style>
    <style:style style:name="T31" style:family="text">
      <style:text-properties fo:font-weight="bold" officeooo:rsid="001d911b" style:font-weight-asian="bold" style:font-name-complex="Arial" style:font-weight-complex="bold"/>
    </style:style>
    <style:style style:name="T32" style:family="text">
      <style:text-properties fo:font-weight="bold" officeooo:rsid="001fce50" style:font-weight-asian="bold" style:font-name-complex="Arial" style:font-weight-complex="bold"/>
    </style:style>
    <style:style style:name="T33" style:family="text">
      <style:text-properties fo:font-weight="bold" officeooo:rsid="002197ad" style:font-weight-asian="bold" style:font-name-complex="Arial" style:font-weight-complex="bold"/>
    </style:style>
    <style:style style:name="T34" style:family="text">
      <style:text-properties fo:font-weight="bold" officeooo:rsid="00280e7e" style:font-weight-asian="bold" style:font-name-complex="Arial" style:font-weight-complex="bold"/>
    </style:style>
    <style:style style:name="T35" style:family="text">
      <style:text-properties style:font-name-complex="Arial"/>
    </style:style>
    <style:style style:name="T36" style:family="text">
      <style:text-properties officeooo:rsid="000b59f4" style:font-name-complex="Arial"/>
    </style:style>
    <style:style style:name="T37" style:family="text">
      <style:text-properties officeooo:rsid="000f40f2" style:font-name-complex="Arial"/>
    </style:style>
    <style:style style:name="T38" style:family="text">
      <style:text-properties officeooo:rsid="0014f2be" style:font-name-complex="Arial"/>
    </style:style>
    <style:style style:name="T39" style:family="text">
      <style:text-properties officeooo:rsid="0015689d" style:font-name-complex="Arial"/>
    </style:style>
    <style:style style:name="T40" style:family="text">
      <style:text-properties officeooo:rsid="00188fda" style:font-name-complex="Arial"/>
    </style:style>
    <style:style style:name="T41" style:family="text">
      <style:text-properties officeooo:rsid="0019a076" style:font-name-complex="Arial"/>
    </style:style>
    <style:style style:name="T42" style:family="text">
      <style:text-properties officeooo:rsid="0019cf37" style:font-name-complex="Arial"/>
    </style:style>
    <style:style style:name="T43" style:family="text">
      <style:text-properties officeooo:rsid="001a6010" style:font-name-complex="Arial"/>
    </style:style>
    <style:style style:name="T44" style:family="text">
      <style:text-properties officeooo:rsid="001b48ea" style:font-name-complex="Arial"/>
    </style:style>
    <style:style style:name="T45" style:family="text">
      <style:text-properties officeooo:rsid="001d0fb6" style:font-name-complex="Arial"/>
    </style:style>
    <style:style style:name="T46" style:family="text">
      <style:text-properties officeooo:rsid="0019a076"/>
    </style:style>
    <style:style style:name="T47" style:family="text">
      <style:text-properties officeooo:rsid="001a6010"/>
    </style:style>
    <style:style style:name="T48" style:family="text">
      <style:text-properties officeooo:rsid="001d911b"/>
    </style:style>
    <style:style style:name="T49" style:family="text">
      <style:text-properties officeooo:rsid="001f2d23"/>
    </style:style>
    <style:style style:name="T50" style:family="text">
      <style:text-properties officeooo:rsid="0019cf37"/>
    </style:style>
    <style:style style:name="T51" style:family="text">
      <style:text-properties officeooo:rsid="00280e7e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gr1" style:family="graphic">
      <style:graphic-properties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0">- - - STUDY </text:span><text:span text:style-name="T33">PARAMETERS</text:span><text:span text:style-name="T32"> </text:span><text:span text:style-name="T20">- - -</text:span></text:p>
      <text:p text:style-name="P47"/>
      <text:p text:style-name="P47">Date: ___/___/202__ Time:___:___to___:___ Project____________ Experiment__________</text:p>
      <text:p text:style-name="P38"/>
      <text:p text:style-name="P38">Researcher(s): <text:s/>_______________ | _______________ | _____________ | _______________</text:p>
      <text:p text:style-name="P19">____________________________________________________________________________</text:p>
      <text:p text:style-name="P48"/>
      <text:p text:style-name="P48">PARTICIPANT</text:p>
      <text:p text:style-name="P48"><draw:frame draw:style-name="fr1" draw:name="Frame3" text:anchor-type="char" svg:x="14.697cm" svg:y="0.466cm" svg:width="0.467cm" svg:height="0.49cm" draw:z-index="1"><draw:text-box><text:p text:style-name="Frame_20_contents"/></draw:text-box></draw:frame><draw:frame draw:style-name="fr1" draw:name="Frame1" text:anchor-type="char" svg:x="16.984cm" svg:y="0.48cm" svg:width="0.467cm" svg:height="0.467cm" draw:z-index="0"><draw:text-box><text:p text:style-name="Frame_20_contents"/></draw:text-box></draw:frame></text:p>
      <text:p text:style-name="P5"><text:span text:style-name="T19">S</text:span><text:span text:style-name="T20">ubject #: ____________</text:span><text:span text:style-name="T19"> ID: ____________ V</text:span><text:span text:style-name="T20">isit</text:span><text:span text:style-name="T22">: </text:span><text:span text:style-name="T20">____________</text:span><text:span text:style-name="T19"> Consent <text:tab/> <text:s text:c="3"/>Safety</text:span></text:p>
      <text:p text:style-name="P38"/>
      <text:p text:style-name="P7"><text:span text:style-name="T19">Height:</text:span><text:span text:style-name="T35"> _____cm </text:span><text:span text:style-name="T19">Weight:</text:span><text:span text:style-name="T35"> _____kg </text:span><text:span text:style-name="T19">Arm length:</text:span><text:span text:style-name="T35"> _____cm <text:tab/></text:span><text:span text:style-name="T19">Ethnicity</text:span><text:span text:style-name="T35">:____________________</text:span></text:p>
      <text:p text:style-name="P18"/>
      <text:p text:style-name="P12"><text:span text:style-name="T19">Head; </text:span><text:span text:style-name="T20">N</text:span><text:span text:style-name="T19">as</text:span><text:span text:style-name="T20">ion</text:span><text:span text:style-name="T19">-in</text:span><text:span text:style-name="T20">ion: </text:span><text:span text:style-name="T35">______cm <text:s/></text:span><text:span text:style-name="T19">L-R </text:span><text:span text:style-name="T20">pre-auricular:</text:span><text:span text:style-name="T36"> ______</text:span><text:span text:style-name="T35">cm <text:s/></text:span><text:span text:style-name="T19">N</text:span><text:span text:style-name="T20">asion</text:span><text:span text:style-name="T19">-E</text:span><text:span text:style-name="T20">ar</text:span><text:span text:style-name="T19">-I</text:span><text:span text:style-name="T20">nion:</text:span><text:span text:style-name="T35"> ______cm</text:span></text:p>
      <text:p text:style-name="P39"/>
      <text:p text:style-name="P12"><text:span text:style-name="T32">Medications: </text:span><text:span text:style-name="T12">_______________ </text:span><text:span text:style-name="T32">Nicotine: </text:span><text:span text:style-name="T12">_________________ <text:tab/></text:span><text:span text:style-name="T32">Alcohol: </text:span><text:span text:style-name="T12">_______________</text:span><text:span text:style-name="T19"> </text:span><text:span text:style-name="T35">____________________________________________________________________________</text:span></text:p>
      <text:p text:style-name="P18"/>
      <text:p text:style-name="P30">TMS</text:p>
      <text:p text:style-name="P30"/>
      <text:p text:style-name="P5"><text:span text:style-name="T20">Make</text:span><text:span text:style-name="T36">: Magstim </text:span><text:span text:style-name="T42">|</text:span><text:span text:style-name="T36"> MagVenture | Mag&amp;More | Dantec | Other_____________________________</text:span></text:p>
      <text:p text:style-name="P19"/>
      <text:p text:style-name="P5"><text:span text:style-name="T20">Model</text:span><text:span text:style-name="T36">: 200 | </text:span><text:span text:style-name="T35">BiStim | Rapid | </text:span><text:span text:style-name="T36">MagPro R___ | PowerMag _____ | </text:span><text:span text:style-name="T35">Other____________________</text:span></text:p>
      <text:p text:style-name="P18"/>
      <text:p text:style-name="P5"><text:span text:style-name="T19">Coil </text:span><text:span text:style-name="T20">shape</text:span><text:span text:style-name="T19">:</text:span><text:span text:style-name="T35"><text:tab/></text:span><text:span text:style-name="T36">Round | Figure 8 | Double-Cone | H-coil<text:tab/><text:tab/></text:span><text:span text:style-name="T20">Handle</text:span><text:span text:style-name="T36">: <text:s text:c="2"/>Flat | Branding iron</text:span></text:p>
      <text:p text:style-name="P26"/>
      <text:p text:style-name="P14"><text:span text:style-name="T19">Coil size</text:span><text:span text:style-name="T35">:<text:tab/>50 | 70 | 90 | 100 | 110 | Other: _____ mm<text:tab/></text:span><text:span text:style-name="T19">Diameter</text:span><text:span text:style-name="T35">: Inner | Mean | Outer</text:span></text:p>
      <text:p text:style-name="P20">____________________________________________________________________________</text:p>
      <text:p text:style-name="P20"/>
      <text:p text:style-name="P40">EMG</text:p>
      <text:p text:style-name="P18"/>
      <text:p text:style-name="P3"><text:span text:style-name="T19">Muscle1: </text:span><text:span text:style-name="T35">FDI|T</text:span><text:span text:style-name="T37">E</text:span><text:span text:style-name="T35">|ADM|FDS|EDC|</text:span><text:span text:style-name="T37">FCR/U|ECR/U</text:span><text:span text:style-name="T35">|B</text:span><text:span text:style-name="T37">R</text:span><text:span text:style-name="T35">|</text:span><text:span text:style-name="T37">BB|</text:span><text:span text:style-name="T35">T</text:span><text:span text:style-name="T37">B</text:span><text:span text:style-name="T35">|D</text:span><text:span text:style-name="T37">EL</text:span><text:span text:style-name="T35">|P</text:span><text:span text:style-name="T37">EC</text:span><text:span text:style-name="T35">|Other___________ L | R</text:span></text:p>
      <text:p text:style-name="P18"/>
      <text:p text:style-name="P6"><text:span text:style-name="T19">Muscle</text:span><text:span text:style-name="T21">2</text:span><text:span text:style-name="T19">: </text:span><text:span text:style-name="T35">FDI|T</text:span><text:span text:style-name="T37">E</text:span><text:span text:style-name="T35">|ADM|FDS|EDC|</text:span><text:span text:style-name="T37">FCR/U|ECR/U</text:span><text:span text:style-name="T35">|B</text:span><text:span text:style-name="T37">R</text:span><text:span text:style-name="T35">|</text:span><text:span text:style-name="T37">BB|</text:span><text:span text:style-name="T35">T</text:span><text:span text:style-name="T37">B</text:span><text:span text:style-name="T35">|D</text:span><text:span text:style-name="T37">EL</text:span><text:span text:style-name="T35">|P</text:span><text:span text:style-name="T37">EC</text:span><text:span text:style-name="T35">|Other___________ L | R</text:span></text:p>
      <text:p text:style-name="P22"/>
      <text:p text:style-name="P6"><text:span text:style-name="T19">Muscle</text:span><text:span text:style-name="T21">3</text:span><text:span text:style-name="T19">: </text:span><text:span text:style-name="T35">FDI|T</text:span><text:span text:style-name="T37">E</text:span><text:span text:style-name="T35">|ADM|FDS|EDC|</text:span><text:span text:style-name="T37">FCR/U|ECR/U</text:span><text:span text:style-name="T35">|B</text:span><text:span text:style-name="T37">R</text:span><text:span text:style-name="T35">|</text:span><text:span text:style-name="T37">BB|</text:span><text:span text:style-name="T35">T</text:span><text:span text:style-name="T37">B</text:span><text:span text:style-name="T35">|D</text:span><text:span text:style-name="T37">EL</text:span><text:span text:style-name="T35">|P</text:span><text:span text:style-name="T37">EC</text:span><text:span text:style-name="T35">|Other___________ L | R</text:span></text:p>
      <text:p text:style-name="P22"/>
      <text:p text:style-name="P6"><text:span text:style-name="T19">Muscle</text:span><text:span text:style-name="T21">4</text:span><text:span text:style-name="T19">: </text:span><text:span text:style-name="T35">FDI|T</text:span><text:span text:style-name="T37">E</text:span><text:span text:style-name="T35">|ADM|FDS|EDC|</text:span><text:span text:style-name="T37">FCR/U|ECR/U</text:span><text:span text:style-name="T35">|B</text:span><text:span text:style-name="T37">R</text:span><text:span text:style-name="T35">|</text:span><text:span text:style-name="T37">BB|</text:span><text:span text:style-name="T35">T</text:span><text:span text:style-name="T37">B</text:span><text:span text:style-name="T35">|D</text:span><text:span text:style-name="T37">EL</text:span><text:span text:style-name="T35">|P</text:span><text:span text:style-name="T37">EC</text:span><text:span text:style-name="T35">|Other___________ L | R</text:span></text:p>
      <text:p text:style-name="P18">____________________________________________________________________________</text:p>
      <text:p text:style-name="P18"/>
      <text:p text:style-name="P41">PNS</text:p>
      <text:p text:style-name="P41"/>
      <text:p text:style-name="P42">Stimulator Make: <text:span text:style-name="T4">Digitimer | ADInstruments<text:tab/></text:span>Model<text:span text:style-name="T4">: D____ | BioAmp | Other_____________</text:span></text:p>
      <text:p text:style-name="P42"/>
      <text:p text:style-name="P42">Nerve1: <text:span text:style-name="T4">Digital__|Median|Ulnar|Radial <text:tab/></text:span>Location<text:span text:style-name="T4">: <text:s/>Finger|Wrist|Elbow|Other___________L | R</text:span></text:p>
      <text:p text:style-name="P61"/>
      <text:p text:style-name="P42">Nerve2<text:span text:style-name="T4">: Digital__|Median|Ulnar|Radial <text:tab/></text:span>Location<text:span text:style-name="T4">: <text:s/>Finger|Wrist|Elbow|Other___________L | R</text:span></text:p>
      <text:p text:style-name="P61"/>
      <text:p text:style-name="P42">Nerve3<text:span text:style-name="T4">: Digital__|Median|Ulnar|Radial <text:tab/></text:span>Location<text:span text:style-name="T4">: <text:s/>Finger|Wrist|Elbow|Other___________L | R</text:span></text:p>
      <text:p text:style-name="P61"/>
      <text:p text:style-name="P43">Nerve4<text:span text:style-name="T4">: Digital__|Median|Ulnar|Radial <text:tab/></text:span>Location<text:span text:style-name="T4">: <text:s/>Finger|Wrist|Elbow|Other___________L | R</text:span></text:p>
      <text:p text:style-name="P70">- - - THRESHOLDS - - -</text:p>
      <text:p text:style-name="P62"/>
      <text:p text:style-name="P45">TMS THRESHOLD LOCATIONS</text:p>
      <text:p text:style-name="P44"/>
      <text:p text:style-name="P9"><draw:custom-shape text:anchor-type="char" draw:z-index="6" draw:name="Shape 1" draw:style-name="gr1" draw:text-style-name="P75" svg:width="0.5cm" svg:height="0.5cm" svg:x="17.431cm" svg:y="0.0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8">Site</text:span><text:span text:style-name="T24">1: </text:span><text:span text:style-name="T8">_________ </text:span><text:span text:style-name="T19">Ref.</text:span><text:span text:style-name="T35">: Vertex|Inion|____ </text:span><text:span text:style-name="T24">Hem: </text:span><text:span text:style-name="T8">L|mid|R </text:span><text:span text:style-name="T24">Right:</text:span><text:span text:style-name="T8"> ___cm </text:span><text:span text:style-name="T24">Forward:</text:span><text:span text:style-name="T8"> ___cm</text:span></text:p>
      <text:p text:style-name="P59"><draw:custom-shape text:anchor-type="char" draw:z-index="7" draw:name="Shape 2" draw:style-name="gr1" draw:text-style-name="P75" svg:width="0.5cm" svg:height="0.5cm" svg:x="17.47cm" svg:y="0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8">Site2</text:span><text:span text:style-name="T24">: </text:span><text:span text:style-name="T8">_________ </text:span><text:span text:style-name="T24">Ref.</text:span><text:span text:style-name="T8">: Vertex|Inion|____ </text:span><text:span text:style-name="T24">Hem: </text:span><text:span text:style-name="T8">L|mid|R </text:span><text:span text:style-name="T24">Right:</text:span><text:span text:style-name="T8"> ___cm </text:span><text:span text:style-name="T24">Forward:</text:span><text:span text:style-name="T8"> ___cm</text:span></text:p>
      <text:p text:style-name="P59"><draw:custom-shape text:anchor-type="char" draw:z-index="8" draw:name="Shape 3" draw:style-name="gr1" draw:text-style-name="P75" svg:width="0.5cm" svg:height="0.5cm" svg:x="17.47cm" svg:y="0.4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8">Site3</text:span><text:span text:style-name="T24">: </text:span><text:span text:style-name="T8">_________ </text:span><text:span text:style-name="T24">Ref.</text:span><text:span text:style-name="T8">: Vertex|Inion|____ </text:span><text:span text:style-name="T24">Hem: </text:span><text:span text:style-name="T8">L|mid|R </text:span><text:span text:style-name="T24">Right:</text:span><text:span text:style-name="T8"> ___cm </text:span><text:span text:style-name="T24">Forward:</text:span><text:span text:style-name="T8"> ___cm</text:span></text:p>
      <text:p text:style-name="P59"><draw:custom-shape text:anchor-type="char" draw:z-index="9" draw:name="Shape 4" draw:style-name="gr1" draw:text-style-name="P75" svg:width="0.5cm" svg:height="0.5cm" svg:x="17.487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8">Site4</text:span><text:span text:style-name="T24">: </text:span><text:span text:style-name="T8">_________ </text:span><text:span text:style-name="T24">Ref.</text:span><text:span text:style-name="T8">: Vertex|Inion|____ </text:span><text:span text:style-name="T24">Hem: </text:span><text:span text:style-name="T8">L|mid|R </text:span><text:span text:style-name="T24">Right:</text:span><text:span text:style-name="T8"> ___cm </text:span><text:span text:style-name="T24">Forward:</text:span><text:span text:style-name="T8"> ___cm</text:span></text:p>
      <text:p text:style-name="P58">____________________________________________________________________________</text:p>
      <text:p text:style-name="P31"/>
      <text:p text:style-name="P31">TMS THRESHOLDS</text:p>
      <text:p text:style-name="P31"/>
      <text:p text:style-name="P8"><text:span text:style-name="T19">Method</text:span><text:span text:style-name="T6">: </text:span><text:span text:style-name="T35">MEPs</text:span><text:span text:style-name="T6">|</text:span><text:span text:style-name="T7">T</text:span><text:span text:style-name="T35">witch|Other________</text:span><text:span text:style-name="T39">_</text:span><text:span text:style-name="T35"><text:tab/></text:span><text:span text:style-name="T23">Algorithm:</text:span><text:span text:style-name="T38"> Frequency|PEST|Other___________</text:span></text:p>
      <text:p text:style-name="P27"/>
      <text:p text:style-name="P15"><text:span text:style-name="T19">Target: </text:span><text:span text:style-name="T6">5/10/_____MEPs</text:span><text:span text:style-name="T19"> </text:span><text:span text:style-name="T6">of</text:span><text:span text:style-name="T19"> </text:span><text:span text:style-name="T35">10/20/____ t</text:span><text:span text:style-name="T6">rials</text:span><text:span text:style-name="T19"><text:tab/>Criterion </text:span><text:span text:style-name="T25">m</text:span><text:span text:style-name="T19">V:</text:span><text:span text:style-name="T35"> </text:span><text:span text:style-name="T40">0.05/0.10/0.</text:span><text:span text:style-name="T35">20/</text:span><text:span text:style-name="T40">1.0/</text:span><text:span text:style-name="T35">Other_____</text:span><text:span text:style-name="T40">m</text:span><text:span text:style-name="T35">V</text:span></text:p>
      <text:p text:style-name="P23"/>
      <text:p text:style-name="P8"/>
      <text:p text:style-name="P16"><text:span text:style-name="T13">Muscle</text:span><text:span text:style-name="T17">1</text:span>: <text:span text:style-name="T35">____</text:span> <text:span text:style-name="T13">Side</text:span>: L|R <text:s/><text:span text:style-name="T13">State</text:span>: Rest/<text:span text:style-name="T35">___</text:span>%MVC|Mov<text:span text:style-name="T46">e</text:span><text:span text:style-name="T35"> <text:s/></text:span><text:span text:style-name="T26">mV</text:span><text:span text:style-name="T41">: 0.05/___ </text:span><text:span text:style-name="T13">Threshold:</text:span> <text:span text:style-name="T35">____%MSO</text:span></text:p>
      <text:p text:style-name="P25"/>
      <text:p text:style-name="P24"><text:span text:style-name="T13">Muscle</text:span><text:span text:style-name="T17">2</text:span>: ____ <text:span text:style-name="T13">Side</text:span>: L|R <text:s/><text:span text:style-name="T13">State</text:span>: Rest/___%MVC|Mov<text:span text:style-name="T46">e</text:span> <text:s/><text:span text:style-name="T14">mV</text:span><text:span text:style-name="T46">: 0.05/___ </text:span><text:span text:style-name="T13">Threshold:</text:span> ____%MSO</text:p>
      <text:p text:style-name="P24"/>
      <text:p text:style-name="P24"><text:span text:style-name="T13">Muscle</text:span><text:span text:style-name="T17">3</text:span>: ____ <text:span text:style-name="T13">Side</text:span>: L|R <text:s/><text:span text:style-name="T13">State</text:span>: Rest/___%MVC|Mov<text:span text:style-name="T46">e</text:span> <text:s/><text:span text:style-name="T14">mV</text:span><text:span text:style-name="T46">: 0.05/___ </text:span><text:span text:style-name="T13">Threshold:</text:span> ____%MSO</text:p>
      <text:p text:style-name="P24"/>
      <text:p text:style-name="P24"><text:span text:style-name="T13">Muscle</text:span><text:span text:style-name="T17">4</text:span>: ____ <text:span text:style-name="T13">Side</text:span>: L|R <text:s/><text:span text:style-name="T13">State</text:span>: Rest/___%MVC|Mov<text:span text:style-name="T46">e</text:span> <text:s/><text:span text:style-name="T14">mV</text:span><text:span text:style-name="T46">: 0.05/___ </text:span><text:span text:style-name="T13">Threshold:</text:span> ____%MSO</text:p>
      <text:p text:style-name="P71">____________________________________________________________________________</text:p>
      <text:p text:style-name="P35"/>
      <text:p text:style-name="P31">NERVE THRESHOLDS</text:p>
      <text:p text:style-name="P31"/>
      <text:p text:style-name="P8"><text:span text:style-name="T19">Nerve</text:span><text:span text:style-name="T34">1</text:span><text:span text:style-name="T19">: </text:span><text:span text:style-name="T6">____ </text:span><text:span text:style-name="T27">Side:</text:span><text:span text:style-name="T9"> </text:span><text:span text:style-name="T6">L</text:span><text:span text:style-name="T9">|</text:span><text:span text:style-name="T6">R; </text:span><text:span text:style-name="T28">Duration:</text:span><text:span text:style-name="T10"> ___ ms </text:span><text:span text:style-name="T19">Sensory:</text:span><text:span text:style-name="T6">___mA; </text:span><text:span text:style-name="T19">M-</text:span><text:span text:style-name="T28">wave</text:span><text:span text:style-name="T19">:</text:span><text:span text:style-name="T6">___mA; </text:span><text:span text:style-name="T19">Twitch:</text:span><text:span text:style-name="T6"> ___mA</text:span></text:p>
      <text:p text:style-name="P55"/>
      <text:p text:style-name="P10"><text:span text:style-name="T19">Nerve</text:span><text:span text:style-name="T34">2</text:span><text:span text:style-name="T19">: </text:span><text:span text:style-name="T6">____ </text:span><text:span text:style-name="T27">Side:</text:span><text:span text:style-name="T9"> </text:span><text:span text:style-name="T6">L</text:span><text:span text:style-name="T9">|</text:span><text:span text:style-name="T6">R; </text:span><text:span text:style-name="T28">Duration:</text:span><text:span text:style-name="T10"> ___ ms </text:span><text:span text:style-name="T19">Sensory:</text:span><text:span text:style-name="T6">___mA; </text:span><text:span text:style-name="T19">M-</text:span><text:span text:style-name="T28">wave</text:span><text:span text:style-name="T19">:</text:span><text:span text:style-name="T6">___mA; </text:span><text:span text:style-name="T19">Twitch:</text:span><text:span text:style-name="T6"> ___mA</text:span></text:p>
      <text:p text:style-name="P56"/>
      <text:p text:style-name="P10"><text:span text:style-name="T19">Nerve</text:span><text:span text:style-name="T34">3</text:span><text:span text:style-name="T19">: </text:span><text:span text:style-name="T6">____ </text:span><text:span text:style-name="T27">Side:</text:span><text:span text:style-name="T9"> </text:span><text:span text:style-name="T6">L</text:span><text:span text:style-name="T9">|</text:span><text:span text:style-name="T6">R; </text:span><text:span text:style-name="T28">Duration:</text:span><text:span text:style-name="T10"> ___ ms </text:span><text:span text:style-name="T19">Sensory:</text:span><text:span text:style-name="T6">___mA; </text:span><text:span text:style-name="T19">M-</text:span><text:span text:style-name="T28">wave</text:span><text:span text:style-name="T19">:</text:span><text:span text:style-name="T6">___mA; </text:span><text:span text:style-name="T19">Twitch:</text:span><text:span text:style-name="T6"> ___mA</text:span></text:p>
      <text:p text:style-name="P56"/>
      <text:p text:style-name="P10"><text:span text:style-name="T19">Nerve</text:span><text:span text:style-name="T34">4</text:span><text:span text:style-name="T19">: </text:span><text:span text:style-name="T6">____ </text:span><text:span text:style-name="T27">Side:</text:span><text:span text:style-name="T9"> </text:span><text:span text:style-name="T6">L</text:span><text:span text:style-name="T9">|</text:span><text:span text:style-name="T6">R; </text:span><text:span text:style-name="T28">Duration:</text:span><text:span text:style-name="T10"> ___ ms </text:span><text:span text:style-name="T19">Sensory:</text:span><text:span text:style-name="T6">___mA; </text:span><text:span text:style-name="T19">M-</text:span><text:span text:style-name="T28">wave</text:span><text:span text:style-name="T19">:</text:span><text:span text:style-name="T6">___mA; </text:span><text:span text:style-name="T19">Twitch:</text:span><text:span text:style-name="T6"> ___mA</text:span></text:p>
      <text:p text:style-name="P72">____________________________________________________________________________</text:p>
      <text:p text:style-name="P35"/>
      <text:p text:style-name="P49">EEG </text:p>
      <text:p text:style-name="P52"/>
      <text:p text:style-name="P66"><text:span text:style-name="T13">Hardware:</text:span>_____________ <text:s/><text:span text:style-name="T13">Sampling rate:</text:span> ____kHz <text:s/><text:span text:style-name="T13">Filtering,</text:span> <text:span text:style-name="T13">Low:</text:span> ____Hz <text:s/><text:span text:style-name="T13">High:</text:span>_____Hz</text:p>
      <text:p text:style-name="P66"/>
      <text:p text:style-name="P67"><text:span text:style-name="T18">Electrode(s)</text:span><text:span text:style-name="T13">:</text:span>____________ <text:span text:style-name="T18">Reference</text:span><text:span text:style-name="T13">:</text:span> ______</text:p>
      <text:p text:style-name="P66"/>
      <text:p text:style-name="P54"><text:span text:style-name="T13">Nerve: </text:span>____ <text:span text:style-name="T15">Side:</text:span><text:span text:style-name="T50"> </text:span>L<text:span text:style-name="T50">|</text:span>R; <text:span text:style-name="T16">Duration:</text:span><text:span text:style-name="T47"> ___ms </text:span><text:span text:style-name="T16">Intensity:</text:span><text:span text:style-name="T47"> </text:span>___mA; <text:span text:style-name="T17">Frequency:</text:span><text:span text:style-name="T51"> ___Hz <text:s/></text:span><text:span text:style-name="T17">Reps:</text:span><text:span text:style-name="T51">______ </text:span></text:p>
      <text:p text:style-name="P53"/>
      <text:p text:style-name="P68"><text:span text:style-name="T13">NOTES: </text:span>_____________________________________________________________________</text:p>
      <text:p text:style-name="P68"/>
      <text:p text:style-name="P53">____________________________________________________________________________</text:p>
      <text:p text:style-name="P69">- - - EXPERIMENT - - -</text:p>
      <text:p text:style-name="P32"/>
      <text:p text:style-name="P46">TMS LOCATIONS</text:p>
      <text:p text:style-name="P3"><draw:custom-shape text:anchor-type="char" draw:z-index="2" draw:name="Shape 5" draw:style-name="gr1" draw:text-style-name="P75" svg:width="0.5cm" svg:height="0.5cm" svg:x="17.473cm" svg:y="0.43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19">Site</text:span><text:span text:style-name="T28">1</text:span><text:span text:style-name="T19">: ________</text:span><text:span text:style-name="T35"> </text:span><text:span text:style-name="T28">Hem.:</text:span><text:span text:style-name="T43"> </text:span><text:span text:style-name="T35">L | Mid | R <text:s text:c="2"/></text:span><text:span text:style-name="T24">Right:</text:span><text:span text:style-name="T8"> ___cm </text:span><text:span text:style-name="T24">Forward:</text:span><text:span text:style-name="T8"> ___cm <text:s text:c="2"/></text:span><text:span text:style-name="T31">MNI: </text:span><text:span text:style-name="T11">___x,___y,___z</text:span></text:p>
      <text:p text:style-name="P60"/>
      <text:p text:style-name="P11"><draw:custom-shape text:anchor-type="char" draw:z-index="3" draw:name="Shape 6" draw:style-name="gr1" draw:text-style-name="P76" svg:width="0.502cm" svg:height="0.502cm" svg:x="17.5cm" svg:y="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4">Site</text:span><text:span text:style-name="T31">2</text:span><text:span text:style-name="T24">: ________</text:span><text:span text:style-name="T8"> </text:span><text:span text:style-name="T28">Hem.:</text:span><text:span text:style-name="T10"> </text:span><text:span text:style-name="T8">L | Mid | R <text:s text:c="2"/></text:span><text:span text:style-name="T24">Right:</text:span><text:span text:style-name="T8"> ___cm </text:span><text:span text:style-name="T24">Forward:</text:span><text:span text:style-name="T8"> ___cm <text:s text:c="2"/></text:span><text:span text:style-name="T31">MNI: </text:span><text:span text:style-name="T11">___x,___y,___z</text:span></text:p>
      <text:p text:style-name="P63"><draw:custom-shape text:anchor-type="char" draw:z-index="4" draw:name="Shape 7" draw:style-name="gr1" draw:text-style-name="P75" svg:width="0.5cm" svg:height="0.5cm" svg:x="17.492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text:span text:style-name="T31">Site3: ________</text:span><text:span text:style-name="T11"> </text:span><text:span text:style-name="T28">Hem.:</text:span><text:span text:style-name="T10"> </text:span><text:span text:style-name="T11">L | Mid | R <text:s text:c="2"/></text:span><text:span text:style-name="T24">Right:</text:span><text:span text:style-name="T8"> ___cm </text:span><text:span text:style-name="T24">Forward:</text:span><text:span text:style-name="T8"> ___cm <text:s text:c="2"/></text:span><text:span text:style-name="T31">MNI: </text:span><text:span text:style-name="T11">___x,___y,___z</text:span></text:p>
      <text:p text:style-name="P63"><draw:custom-shape text:anchor-type="char" draw:z-index="5" draw:name="Shape 7" draw:style-name="gr1" draw:text-style-name="P75" svg:width="0.5cm" svg:height="0.5cm" svg:x="17.477cm" svg:y="0.4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text:span text:style-name="T31">Site4: ________</text:span><text:span text:style-name="T11"> </text:span><text:span text:style-name="T28">Hem.:</text:span><text:span text:style-name="T10"> </text:span><text:span text:style-name="T11">L | Mid | R <text:s text:c="2"/></text:span><text:span text:style-name="T24">Right:</text:span><text:span text:style-name="T8"> ___cm </text:span><text:span text:style-name="T24">Forward:</text:span><text:span text:style-name="T8"> ___cm <text:s text:c="2"/></text:span><text:span text:style-name="T31">MNI: </text:span><text:span text:style-name="T11">___x,___y,___z</text:span></text:p>
      <text:p text:style-name="P64">____________________________________________________________________________</text:p>
      <text:p text:style-name="P29"/>
      <text:p text:style-name="P33"><text:span text:style-name="T49">TMS</text:span> PULSES</text:p>
      <text:p text:style-name="P37"/>
      <text:p text:style-name="P13"><text:span text:style-name="T19">TMS </text:span><text:span text:style-name="T29">train t</text:span><text:span text:style-name="T19">ype: </text:span><text:span text:style-name="T35">Single | Paired | </text:span><text:span text:style-name="T44">Triple | Quadruple | </text:span><text:span text:style-name="T35">rTMS: ____Hz, ____ s </text:span><text:span text:style-name="T44">| ______________</text:span></text:p>
      <text:p text:style-name="P21"/>
      <text:p text:style-name="P17"><text:span text:style-name="T19">TMS coil 1:</text:span><text:span text:style-name="T6">_______ </text:span><text:span text:style-name="T19">TMS coil 2:</text:span><text:span text:style-name="T6">_______ </text:span><text:span text:style-name="T19">TMS coil 3:</text:span><text:span text:style-name="T6">_______ </text:span><text:span text:style-name="T11">(in order of pulses)</text:span></text:p>
      <text:p text:style-name="P13"/>
      <text:p text:style-name="P13"><text:span text:style-name="T19">TMS intensity1:<text:tab/>_____ </text:span><text:span text:style-name="T35">%MSO </text:span><text:span text:style-name="T19">_____ </text:span><text:span text:style-name="T35">%RMT | %AMT<text:tab/></text:span><text:span text:style-name="T30">Shape:</text:span><text:span text:style-name="T45"> Mono | Bi | _____________</text:span></text:p>
      <text:p text:style-name="P21"/>
      <text:p text:style-name="P13"><text:span text:style-name="T19">TMS intensity2:<text:tab/>_____ </text:span><text:span text:style-name="T35">%MSO </text:span><text:span text:style-name="T19">_____ </text:span><text:span text:style-name="T35">%RMT | %AMT<text:tab/></text:span><text:span text:style-name="T30">Shape:</text:span><text:span text:style-name="T45"> Mono | Bi | _____________</text:span></text:p>
      <text:p text:style-name="P37"/>
      <text:p text:style-name="P13"><text:span text:style-name="T19">TMS intensity3:<text:tab/>_____ </text:span><text:span text:style-name="T35">%MSO </text:span><text:span text:style-name="T19">_____ </text:span><text:span text:style-name="T35">%RMT | %AMT<text:tab/></text:span><text:span text:style-name="T30">Shape:</text:span><text:span text:style-name="T45"> Mono | Bi | _____________</text:span></text:p>
      <text:p text:style-name="P37"/>
      <text:p text:style-name="P13"><text:span text:style-name="T19">TMS intensity4:<text:tab/>_____ </text:span><text:span text:style-name="T35">%MSO </text:span><text:span text:style-name="T19">_____ </text:span><text:span text:style-name="T35">%RMT | %AMT<text:tab/></text:span><text:span text:style-name="T30">Shape:</text:span><text:span text:style-name="T45"> Mono | Bi | _____________</text:span></text:p>
      <text:p text:style-name="P13"><text:span text:style-name="T45"/></text:p>
      <text:p text:style-name="P73"><text:span text:style-name="T45">N blocks: ____ N trials per block: ____ N pulses per trial: ____ Total pulses:_______ </text:span></text:p>
      <text:p text:style-name="P65">____________________________________________________________________________</text:p>
      <text:p text:style-name="P65"/>
      <text:p text:style-name="P33">NERVE PULSES</text:p>
      <text:p text:style-name="P28"/>
      <text:p text:style-name="P28">Nerve1: <text:span text:style-name="T4">Median|Ulnar|Radial|</text:span><text:span text:style-name="T5">Digital__|_</text:span><text:span text:style-name="T4">______ </text:span><text:span text:style-name="T48">Side:</text:span><text:span text:style-name="T5"> </text:span><text:span text:style-name="T4">L|R </text:span><text:span text:style-name="T48">Duration:</text:span><text:span text:style-name="T5"> ___ms </text:span><text:span text:style-name="T48">I</text:span>ntensity: <text:span text:style-name="T4">___mA</text:span></text:p>
      <text:p text:style-name="P57"/>
      <text:p text:style-name="P36">Nerve<text:span text:style-name="T48">2</text:span>:<text:span text:style-name="T4"> Median|Ulnar|Radial|</text:span><text:span text:style-name="T5">Digital__|_</text:span><text:span text:style-name="T4">______ </text:span><text:span text:style-name="T48">Side: </text:span><text:span text:style-name="T4">L|R </text:span><text:span text:style-name="T48">Duration:</text:span><text:span text:style-name="T5"> ___ms </text:span><text:span text:style-name="T48">I</text:span>ntensity: <text:span text:style-name="T4">___mA</text:span></text:p>
      <text:p text:style-name="P57"/>
      <text:p text:style-name="P36">Nerve<text:span text:style-name="T48">3</text:span>: <text:span text:style-name="T4">Median|Ulnar|Radial|</text:span><text:span text:style-name="T5">Digital__|_</text:span><text:span text:style-name="T4">______ </text:span><text:span text:style-name="T48">Side:</text:span><text:span text:style-name="T5"> </text:span><text:span text:style-name="T4">L|R </text:span><text:span text:style-name="T48">Duration:</text:span><text:span text:style-name="T5"> ___ms </text:span><text:span text:style-name="T48">I</text:span>ntensity:<text:span text:style-name="T4"> ___mA</text:span></text:p>
      <text:p text:style-name="P57"/>
      <text:p text:style-name="P36">Nerve<text:span text:style-name="T48">4</text:span>:<text:span text:style-name="T4"> Median|Ulnar|Radial|</text:span><text:span text:style-name="T5">Digital__|_</text:span><text:span text:style-name="T4">______ </text:span><text:span text:style-name="T5">S</text:span><text:span text:style-name="T48">ide:</text:span><text:span text:style-name="T5"> </text:span><text:span text:style-name="T4">L|R </text:span><text:span text:style-name="T48">Duration:</text:span><text:span text:style-name="T5"> ___ms </text:span><text:span text:style-name="T48">I</text:span>ntensity:<text:span text:style-name="T4"> ___mA</text:span></text:p>
      <text:p text:style-name="P28"/>
      <text:p text:style-name="P34"/>
      <text:p text:style-name="P34"><text:span text:style-name="T19">N blocks: ____ N trials per block: ____ N pulses per trial: ____ Total pulses:_______</text:span> </text:p>
      <text:p text:style-name="P29"/>
      <text:p text:style-name="P29">NOTES</text:p>
      <text:p text:style-name="P50">____________________________________________________________________________</text:p>
      <text:p text:style-name="P50"/>
      <text:p text:style-name="P50">____________________________________________________________________________</text:p>
      <text:p text:style-name="P50"/>
      <text:p text:style-name="P50">____________________________________________________________________________</text:p>
      <text:p text:style-name="P50"/>
      <text:p text:style-name="P51">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/>
      <style:text-properties fo:font-size="12pt" officeooo:paragraph-rsid="000b59f4" style:font-size-asian="12pt" style:font-size-complex="12pt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style:font-name="Arial" fo:font-weight="bold" style:font-weight-asian="bold" style:font-name-complex="Arial" style:font-weight-complex="bold"/>
    </style:style>
    <style:style style:name="MT2" style:family="text">
      <style:text-properties style:font-name="Arial" fo:font-weight="bold" officeooo:rsid="001a6010" style:font-weight-asian="bold" style:font-name-complex="Arial" style:font-weight-complex="bold"/>
    </style:style>
    <style:style style:name="MT3" style:family="text">
      <style:text-properties style:font-name="Arial" fo:font-weight="bold" officeooo:rsid="0011d9ac" style:font-weight-asian="bold" style:font-name-complex="Arial" style:font-weight-complex="bold"/>
    </style:style>
    <style:style style:name="MT4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MSMultiLab protocol s</text:span><text:span text:style-name="MT2">heet<text:tab/><text:tab/></text:span><text:span text:style-name="MT3">Version 3<text:tab/><text:tab/></text:span><text:span text:style-name="MT2">October 2024<text:tab/></text:span><text:span text:style-name="MT3"><text:tab/></text:span><text:span text:style-name="MT2">Page </text:span><text:span text:style-name="MT2"><text:page-number text:select-page="current">3</text:page-number></text:span></text:p>
      </style:header>
      <style:footer>
        <text:p text:style-name="MP2"><text:a xlink:type="simple" xlink:href="https://github.com/TMSMultiLab/TMSMultiLab/blob/main/Docs/TMSMultiLab_Protocol_Sheet.odt" text:style-name="Internet_20_link" text:visited-style-name="Visited_20_Internet_20_Link">https:||github.com|TMSMultiLab|TMSMultiLab|blob|main|Docs|TMSMultiLab_Protocol_Sheet.odt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0:14:00</meta:creation-date>
    <dc:date>2024-10-13T08:51:22.717500375</dc:date>
    <meta:editing-cycles>63</meta:editing-cycles>
    <meta:editing-duration>PT2H29M42S</meta:editing-duration>
    <meta:generator>LibreOffice/6.0.7.3$Linux_X86_64 LibreOffice_project/00m0$Build-3</meta:generator>
    <meta:document-statistic meta:table-count="0" meta:image-count="0" meta:object-count="0" meta:page-count="3" meta:paragraph-count="83" meta:word-count="588" meta:character-count="5778" meta:non-whitespace-character-count="5217"/>
  </office:meta>
</office:document-meta>
</file>